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ca5bc" officeooo:paragraph-rsid="00ad2233" fo:background-color="#66ff66"/>
    </style:style>
    <style:style style:name="P32" style:family="paragraph" style:parent-style-name="Standard" style:list-style-name="L11">
      <style:text-properties fo:language="en" fo:country="US" officeooo:rsid="00ad2233" officeooo:paragraph-rsid="00ad2233" fo:background-color="#66ff66"/>
    </style:style>
    <style:style style:name="P33" style:family="paragraph" style:parent-style-name="Standard" style:list-style-name="L11">
      <style:text-properties fo:language="en" fo:country="US" officeooo:rsid="00ae08e6" officeooo:paragraph-rsid="00ae08e6" fo:background-color="#66ff66"/>
    </style:style>
    <style:style style:name="P34" style:family="paragraph" style:parent-style-name="Standard" style:list-style-name="L11">
      <style:text-properties fo:language="en" fo:country="US" officeooo:rsid="00b1b3d6" officeooo:paragraph-rsid="00b1b3d6" fo:background-color="#66ff66"/>
    </style:style>
    <style:style style:name="P35" style:family="paragraph" style:parent-style-name="Standard" style:list-style-name="L1">
      <style:text-properties fo:language="en" fo:country="US" officeooo:rsid="003fde04" officeooo:paragraph-rsid="003fde04"/>
    </style:style>
    <style:style style:name="P36" style:family="paragraph" style:parent-style-name="Standard" style:list-style-name="L6">
      <style:text-properties fo:language="en" fo:country="US" officeooo:rsid="003fde04" officeooo:paragraph-rsid="003fde04"/>
    </style:style>
    <style:style style:name="P37" style:family="paragraph" style:parent-style-name="Standard" style:list-style-name="L6">
      <style:text-properties fo:language="en" fo:country="US" officeooo:rsid="00499468" officeooo:paragraph-rsid="00499468" fo:background-color="#00ffff"/>
    </style:style>
    <style:style style:name="P38" style:family="paragraph" style:parent-style-name="Standard" style:list-style-name="L9">
      <style:text-properties fo:language="en" fo:country="US" officeooo:rsid="00766c49" officeooo:paragraph-rsid="00766c49" fo:background-color="#00ffff"/>
    </style:style>
    <style:style style:name="P39" style:family="paragraph" style:parent-style-name="Standard" style:list-style-name="L10">
      <style:text-properties fo:language="en" fo:country="US" officeooo:rsid="007ceefa" officeooo:paragraph-rsid="007ceefa" fo:background-color="#00ffff"/>
    </style:style>
    <style:style style:name="P40" style:family="paragraph" style:parent-style-name="Standard" style:list-style-name="L11">
      <style:text-properties fo:language="en" fo:country="US" officeooo:rsid="00b2cd7c" officeooo:paragraph-rsid="00b2cd7c" fo:background-color="#00ffff"/>
    </style:style>
    <style:style style:name="P4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4" style:family="paragraph" style:parent-style-name="Standard" style:list-style-name="L9">
      <style:text-properties fo:language="en" fo:country="US" officeooo:rsid="00658c15" officeooo:paragraph-rsid="00658c15"/>
    </style:style>
    <style:style style:name="P45" style:family="paragraph" style:parent-style-name="Standard" style:list-style-name="L9">
      <style:text-properties fo:language="en" fo:country="US" officeooo:rsid="00697d98" officeooo:paragraph-rsid="00697d98"/>
    </style:style>
    <style:style style:name="P46"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7" style:family="paragraph" style:parent-style-name="Standard" style:list-style-name="L10">
      <style:text-properties fo:language="en" fo:country="US" officeooo:rsid="007ceefa" officeooo:paragraph-rsid="007ceefa"/>
    </style:style>
    <style:style style:name="P48" style:family="paragraph" style:parent-style-name="Standard" style:list-style-name="L1">
      <style:text-properties fo:language="en" fo:country="US" officeooo:rsid="008db975" officeooo:paragraph-rsid="008db975"/>
    </style:style>
    <style:style style:name="P49" style:family="paragraph" style:parent-style-name="Standard" style:list-style-name="L1">
      <style:text-properties fo:language="en" fo:country="US" officeooo:rsid="008db975" officeooo:paragraph-rsid="008db975" fo:background-color="#ff9999"/>
    </style:style>
    <style:style style:name="P50" style:family="paragraph" style:parent-style-name="Standard" style:list-style-name="L1">
      <style:text-properties fo:language="en" fo:country="US" officeooo:rsid="009d3719" officeooo:paragraph-rsid="009d3719"/>
    </style:style>
    <style:style style:name="P51" style:family="paragraph" style:parent-style-name="Standard" style:list-style-name="L1">
      <style:text-properties fo:language="en" fo:country="US" officeooo:rsid="009d273c" officeooo:paragraph-rsid="009d273c"/>
    </style:style>
    <style:style style:name="P52" style:family="paragraph" style:parent-style-name="Standard" style:list-style-name="L1">
      <style:text-properties fo:language="en" fo:country="US" officeooo:rsid="0096126f" officeooo:paragraph-rsid="0096126f"/>
    </style:style>
    <style:style style:name="P53" style:family="paragraph" style:parent-style-name="Standard" style:list-style-name="L1">
      <style:text-properties fo:language="en" fo:country="US" officeooo:rsid="00982ad3" officeooo:paragraph-rsid="00982ad3"/>
    </style:style>
    <style:style style:name="P54" style:family="paragraph" style:parent-style-name="Standard" style:list-style-name="L1">
      <style:text-properties fo:language="en" fo:country="US" officeooo:rsid="0099973f" officeooo:paragraph-rsid="0099973f"/>
    </style:style>
    <style:style style:name="P55" style:family="paragraph" style:parent-style-name="Standard" style:list-style-name="L1">
      <style:text-properties fo:language="en" fo:country="US" officeooo:rsid="009b190d" officeooo:paragraph-rsid="009b190d"/>
    </style:style>
    <style:style style:name="P56" style:family="paragraph" style:parent-style-name="Standard" style:list-style-name="L1">
      <style:text-properties fo:language="en" fo:country="US" officeooo:rsid="00a2f94e" officeooo:paragraph-rsid="00a2f94e"/>
    </style:style>
    <style:style style:name="P57" style:family="paragraph" style:parent-style-name="Standard" style:list-style-name="L1">
      <style:text-properties fo:language="en" fo:country="US" officeooo:rsid="00421565" officeooo:paragraph-rsid="00421565"/>
    </style:style>
    <style:style style:name="P58" style:family="paragraph" style:parent-style-name="Standard" style:list-style-name="L1">
      <style:text-properties fo:language="en" fo:country="US" officeooo:rsid="00130e13" officeooo:paragraph-rsid="00130e13"/>
    </style:style>
    <style:style style:name="P59" style:family="paragraph" style:parent-style-name="Standard" style:list-style-name="L2">
      <style:text-properties officeooo:paragraph-rsid="00157630"/>
    </style:style>
    <style:style style:name="P60"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8"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9"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0"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1"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2"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3"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7"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8" style:family="paragraph" style:parent-style-name="Standard" style:list-style-name="L1">
      <style:text-properties style:text-line-through-style="none" style:text-line-through-type="none" fo:language="en" fo:country="US" officeooo:rsid="0058f1d0" officeooo:paragraph-rsid="0058f1d0"/>
    </style:style>
    <style:style style:name="P79" style:family="paragraph" style:parent-style-name="Standard" style:list-style-name="L4">
      <style:text-properties officeooo:paragraph-rsid="001fce67"/>
    </style:style>
    <style:style style:name="P80" style:family="paragraph" style:parent-style-name="Standard" style:list-style-name="L4">
      <style:text-properties officeooo:rsid="001fce67" officeooo:paragraph-rsid="001fce67"/>
    </style:style>
    <style:style style:name="P81"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2"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3"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4"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5"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6"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7"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8"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9"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0"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9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9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9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8"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99"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0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01" style:family="paragraph" style:parent-style-name="Standard" style:list-style-name="L9">
      <style:text-properties style:text-line-through-style="solid" style:text-line-through-type="single" fo:language="en" fo:country="US" officeooo:rsid="00697d98" officeooo:paragraph-rsid="00697d98"/>
    </style:style>
    <style:style style:name="P102"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03"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04"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05" style:family="paragraph" style:parent-style-name="Standard" style:list-style-name="L1">
      <style:text-properties style:text-line-through-style="solid" style:text-line-through-type="single" fo:language="en" fo:country="US" officeooo:rsid="008db975" officeooo:paragraph-rsid="008db975"/>
    </style:style>
    <style:style style:name="P106" style:family="paragraph" style:parent-style-name="Standard" style:list-style-name="L1">
      <style:text-properties style:text-line-through-style="solid" style:text-line-through-type="single" fo:language="en" fo:country="US" officeooo:rsid="008eeb16" officeooo:paragraph-rsid="008eeb16"/>
    </style:style>
    <style:style style:name="P107" style:family="paragraph" style:parent-style-name="Standard" style:list-style-name="L1">
      <style:text-properties style:text-line-through-style="solid" style:text-line-through-type="single" fo:language="en" fo:country="US" officeooo:rsid="0096126f" officeooo:paragraph-rsid="0096126f"/>
    </style:style>
    <style:style style:name="P108" style:family="paragraph" style:parent-style-name="Standard" style:list-style-name="L1">
      <style:text-properties style:text-line-through-style="solid" style:text-line-through-type="single" fo:language="en" fo:country="US" officeooo:rsid="009a0ae1" officeooo:paragraph-rsid="009a0ae1"/>
    </style:style>
    <style:style style:name="P109" style:family="paragraph" style:parent-style-name="Standard" style:list-style-name="L4">
      <style:text-properties style:text-line-through-style="solid" style:text-line-through-type="single" officeooo:rsid="001fce67" officeooo:paragraph-rsid="001fce67" fo:background-color="#66ff66"/>
    </style:style>
    <style:style style:name="P110" style:family="paragraph" style:parent-style-name="Standard" style:list-style-name="L4">
      <style:text-properties officeooo:rsid="001fce67" officeooo:paragraph-rsid="001fce67" fo:background-color="#66ff66"/>
    </style:style>
    <style:style style:name="P111" style:family="paragraph" style:parent-style-name="Standard" style:list-style-name="L4">
      <style:text-properties officeooo:rsid="0030c1fc" officeooo:paragraph-rsid="0032c174" fo:background-color="#66ff66"/>
    </style:style>
    <style:style style:name="P112" style:family="paragraph" style:parent-style-name="Standard" style:list-style-name="L4">
      <style:text-properties officeooo:rsid="0034e797" officeooo:paragraph-rsid="0034e797" fo:background-color="transparent"/>
    </style:style>
    <style:style style:name="P113" style:family="paragraph" style:parent-style-name="Standard" style:list-style-name="L4">
      <style:text-properties officeooo:rsid="003c6f36" officeooo:paragraph-rsid="003c6f36" fo:background-color="#fff200"/>
    </style:style>
    <style:style style:name="P114"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style:style>
    <style:style style:name="T31"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2" style:family="text">
      <style:text-properties style:text-line-through-style="none" style:text-line-through-type="none" fo:language="en" fo:country="US" fo:font-style="italic" style:text-underline-style="none" style:font-style-asian="italic" style:font-style-complex="italic"/>
    </style:style>
    <style:style style:name="T33" style:family="text">
      <style:text-properties style:text-line-through-style="none" style:text-line-through-type="none" fo:language="en" fo:country="US" fo:font-style="italic" style:text-underline-style="none" officeooo:rsid="00190f76" style:font-style-asian="italic" style:font-style-complex="italic"/>
    </style:style>
    <style:style style:name="T34"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5" style:family="text">
      <style:text-properties style:text-line-through-style="none" style:text-line-through-type="none" fo:language="en" fo:country="US" fo:background-color="transparent" loext:char-shading-value="0"/>
    </style:style>
    <style:style style:name="T36" style:family="text">
      <style:text-properties style:text-line-through-style="none" style:text-line-through-type="none" fo:language="en" fo:country="US" officeooo:rsid="003b8dff" fo:background-color="transparent" loext:char-shading-value="0"/>
    </style:style>
    <style:style style:name="T37" style:family="text">
      <style:text-properties style:text-line-through-style="none" style:text-line-through-type="none" fo:background-color="#ff9999" loext:char-shading-value="0"/>
    </style:style>
    <style:style style:name="T38" style:family="text">
      <style:text-properties style:text-line-through-style="none" style:text-line-through-type="none" fo:background-color="transparent" loext:char-shading-value="0"/>
    </style:style>
    <style:style style:name="T39" style:family="text">
      <style:text-properties style:text-line-through-style="none" style:text-line-through-type="none" officeooo:rsid="003fde04" fo:background-color="transparent" loext:char-shading-value="0"/>
    </style:style>
    <style:style style:name="T40" style:family="text">
      <style:text-properties style:text-line-through-style="none" style:text-line-through-type="none" officeooo:rsid="00a72e31"/>
    </style:style>
    <style:style style:name="T41" style:family="text">
      <style:text-properties style:text-line-through-style="solid" style:text-line-through-type="single"/>
    </style:style>
    <style:style style:name="T42" style:family="text">
      <style:text-properties style:text-line-through-style="solid" style:text-line-through-type="single" fo:language="en" fo:country="US"/>
    </style:style>
    <style:style style:name="T43" style:family="text">
      <style:text-properties style:text-line-through-style="solid" style:text-line-through-type="single" fo:language="en" fo:country="US" fo:font-style="italic" style:text-underline-style="none" officeooo:rsid="00190f76" style:font-style-asian="italic" style:font-style-complex="italic"/>
    </style:style>
    <style:style style:name="T44" style:family="text">
      <style:text-properties style:text-line-through-style="solid" style:text-line-through-type="single" fo:font-style="italic" fo:background-color="#fff200" loext:char-shading-value="0" style:font-style-asian="italic" style:font-style-complex="italic"/>
    </style:style>
    <style:style style:name="T45" style:family="text">
      <style:text-properties style:text-line-through-style="solid" style:text-line-through-type="single" fo:background-color="#fff200" loext:char-shading-value="0"/>
    </style:style>
    <style:style style:name="T46" style:family="text">
      <style:text-properties style:text-line-through-style="solid" style:text-line-through-type="single" fo:background-color="#66ff66" loext:char-shading-value="0"/>
    </style:style>
    <style:style style:name="T47" style:family="text">
      <style:text-properties style:text-line-through-style="solid" style:text-line-through-type="single" officeooo:rsid="0059d8ba"/>
    </style:style>
    <style:style style:name="T48" style:family="text">
      <style:text-properties style:text-line-through-style="solid" style:text-line-through-type="single" officeooo:rsid="009e8fcf"/>
    </style:style>
    <style:style style:name="T49" style:family="text">
      <style:text-properties officeooo:rsid="00444558"/>
    </style:style>
    <style:style style:name="T50" style:family="text">
      <style:text-properties fo:background-color="transparent" loext:char-shading-value="0"/>
    </style:style>
    <style:style style:name="T51" style:family="text">
      <style:text-properties officeooo:rsid="00444558" fo:background-color="transparent" loext:char-shading-value="0"/>
    </style:style>
    <style:style style:name="T52" style:family="text">
      <style:text-properties officeooo:rsid="005f8912" fo:background-color="transparent" loext:char-shading-value="0"/>
    </style:style>
    <style:style style:name="T53" style:family="text">
      <style:text-properties officeooo:rsid="005763f6"/>
    </style:style>
    <style:style style:name="T54" style:family="text">
      <style:text-properties officeooo:rsid="005786c4"/>
    </style:style>
    <style:style style:name="T55" style:family="text">
      <style:text-properties officeooo:rsid="005363e5"/>
    </style:style>
    <style:style style:name="T56" style:family="text">
      <style:text-properties fo:background-color="#66ff66" loext:char-shading-value="0"/>
    </style:style>
    <style:style style:name="T57" style:family="text">
      <style:text-properties officeooo:rsid="0066cf4e" fo:background-color="#66ff66" loext:char-shading-value="0"/>
    </style:style>
    <style:style style:name="T58" style:family="text">
      <style:text-properties officeooo:rsid="009d3719" fo:background-color="#66ff66" loext:char-shading-value="0"/>
    </style:style>
    <style:style style:name="T59" style:family="text">
      <style:text-properties fo:font-weight="normal" fo:background-color="#00ffff" loext:char-shading-value="0" style:font-weight-asian="normal" style:font-weight-complex="normal"/>
    </style:style>
    <style:style style:name="T60" style:family="text">
      <style:text-properties fo:font-weight="normal" officeooo:rsid="006989ce" fo:background-color="#00ffff"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font-weight="normal" officeooo:rsid="007e598d" fo:background-color="transparent" loext:char-shading-value="0" style:font-weight-asian="normal" style:font-weight-complex="normal"/>
    </style:style>
    <style:style style:name="T6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7a2ce4" style:font-style-asian="normal" style:font-style-complex="normal"/>
    </style:style>
    <style:style style:name="T70" style:family="text">
      <style:text-properties fo:background-color="#00ffff" loext:char-shading-value="0"/>
    </style:style>
    <style:style style:name="T71" style:family="text">
      <style:text-properties officeooo:rsid="00801862"/>
    </style:style>
    <style:style style:name="T72" style:family="text">
      <style:text-properties officeooo:rsid="00818156"/>
    </style:style>
    <style:style style:name="T73" style:family="text">
      <style:text-properties officeooo:rsid="00907498"/>
    </style:style>
    <style:style style:name="T74" style:family="text">
      <style:text-properties officeooo:rsid="0096126f"/>
    </style:style>
    <style:style style:name="T75" style:family="text">
      <style:text-properties officeooo:rsid="009a0ae1"/>
    </style:style>
    <style:style style:name="T76" style:family="text">
      <style:text-properties officeooo:rsid="00a445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3">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4">definitely do it / make this stand out extra for one reason or another</text:span></text:p>
      <text:p text:style-name="P10"><text:span text:style-name="T41">strikethrough</text:span> = done!</text:p>
      <text:p text:style-name="P3"/>
      <text:list xml:id="list2320485694" text:style-name="L1">
        <text:list-item>
          <text:p text:style-name="P11">20180818:</text:p>
        </text:list-item>
      </text:list>
      <text:list xml:id="list2101028146" text:style-name="L2">
        <text:list-item>
          <text:list>
            <text:list-item>
              <text:p text:style-name="P59"><text:span text:style-name="T3">This is a rather difficult and confusing process</text:span><text:span text:style-name="T31">, but what I think I’ve settled on is the following:</text:span></text:p>
            </text:list-item>
          </text:list>
        </text:list-item>
      </text:list>
      <text:list xml:id="list3438085834" text:style-name="L3">
        <text:list-item>
          <text:list>
            <text:list-item>
              <text:list>
                <text:list-item>
                  <text:p text:style-name="P60">Use Asciidoctor and .adoc files to generate a 4-pg. PDF.</text:p>
                  <text:list>
                    <text:list-item>
                      <text:p text:style-name="P12"><text:span text:style-name="T37">Customize the theme as needed: </text:span><text:a xlink:type="simple" xlink:href="https://github.com/asciidoctor/asciidoctor-pdf/blob/master/docs/theming-guide.adoc" text:style-name="Internet_20_link" text:visited-style-name="Visited_20_Internet_20_Link"><text:span text:style-name="T37">https://github.com/asciidoctor/asciidoctor-pdf/blob/master/docs/theming-guide.adoc</text:span></text:a><text:span text:style-name="T37">. </text:span></text:p>
                    </text:list-item>
                  </text:list>
                </text:list-item>
                <text:list-item>
                  <text:p text:style-name="P60">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7">https://github.com/mstamy2/PyPDF2/blob/master/Scripts/2-up.py</text:span></text:a><text:span text:style-name="T37"> </text:span></text:p>
                    </text:list-item>
                  </text:list>
                </text:list-item>
                <text:list-item>
                  <text:p text:style-name="P60">Done! Print this page double-sided, as the ward bulletin!</text:p>
                </text:list-item>
              </text:list>
            </text:list-item>
            <text:list-item>
              <text:p text:style-name="P61">Expected process to make this work:</text:p>
              <text:list>
                <text:list-item>
                  <text:p text:style-name="P61"><text:span text:style-name="T24">Manually</text:span>:</text:p>
                  <text:list>
                    <text:list-item>
                      <text:p text:style-name="P61">Find an image, charcoalize it in LibreOffice Writer 6. Save the file. (Automate this <text:span text:style-name="T20">eventually</text:span> using image-processing scripts and things)</text:p>
                    </text:list-item>
                    <text:list-item>
                      <text:p text:style-name="P63"><text:span text:style-name="T28">A) </text:span>Type up the <text:span text:style-name="T20">people doing each thing</text:span><text:span text:style-name="T21"> into a text document.</text:span></text:p>
                    </text:list-item>
                    <text:list-item>
                      <text:p text:style-name="P63"><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6">Type up all announcements in a .adoc file, with appropriate links, bold, font size, etc.</text:p>
                    </text:list-item>
                  </text:list>
                </text:list-item>
                <text:list-item>
                  <text:p text:style-name="P67">Have a script:</text:p>
                  <text:list>
                    <text:list-item>
                      <text:p text:style-name="P62"><text:span text:style-name="T23">R</text:span>ename <text:span text:style-name="T23">the LibreOffice file</text:span> to a .zip file or whatever, open it, and extract the <text:span text:style-name="T23">image.</text:span></text:p>
                    </text:list-item>
                    <text:list-item>
                      <text:p text:style-name="P64">Parse the <text:span text:style-name="T29">B) </text:span>text table info, and format it according to .adoc table format.</text:p>
                    </text:list-item>
                    <text:list-item>
                      <text:p text:style-name="P64">P<text:span text:style-name="T29">arse the A) text doc, and insert the people into a .adoc template. </text:span></text:p>
                    </text:list-item>
                    <text:list-item>
                      <text:p text:style-name="P65">Create 4-pgs of PDFs, including from 2 and 3 just above.</text:p>
                    </text:list-item>
                  </text:list>
                </text:list-item>
              </text:list>
            </text:list-item>
          </text:list>
        </text:list-item>
      </text:list>
      <text:list xml:id="list104544862488351" text:continue-list="list2320485694" text:style-name="L1">
        <text:list-item>
          <text:list>
            <text:list-item>
              <text:p text:style-name="P68">TODO TO MAKE THIS HAPPEN:</text:p>
              <text:list>
                <text:list-item>
                  <text:p text:style-name="P68">Create 4 pgs of .adocs.</text:p>
                </text:list-item>
                <text:list-item>
                  <text:p text:style-name="P68">Generate PDFs from them using a Python script that calls the asciidoctor commands, then uses pypdf2 to combine them. </text:p>
                </text:list-item>
              </text:list>
            </text:list-item>
          </text:list>
        </text:list-item>
      </text:list>
      <text:list xml:id="list3871753993" text:style-name="L4">
        <text:list-item>
          <text:list>
            <text:list-item>
              <text:p text:style-name="P17">Procedure: </text:p>
              <text:list>
                <text:list-item>
                  <text:p text:style-name="P79"><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0"><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1">Update LibreOffice to latest version.</text:p>
                </text:list-item>
                <text:list-item>
                  <text:p text:style-name="P81">Create the document from scratch to hopefully fix its crappy formatting problems.</text:p>
                </text:list-item>
                <text:list-item>
                  <text:p text:style-name="P109"><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1">T_WLD_ = Table, Ward Leadership Directory</text:p>
                    </text:list-item>
                    <text:list-item>
                      <text:p text:style-name="P82">TEMPLE_NAME</text:p>
                    </text:list-item>
                    <text:list-item>
                      <text:p text:style-name="P82">TEMPLE_URL</text:p>
                    </text:list-item>
                    <text:list-item>
                      <text:p text:style-name="P81">M_ = Meeting</text:p>
                    </text:list-item>
                    <text:list-item>
                      <text:p text:style-name="P83">IM_ = Image</text:p>
                    </text:list-item>
                    <text:list-item>
                      <text:p text:style-name="P83">D_ = Date</text:p>
                    </text:list-item>
                    <text:list-item>
                      <text:p text:style-name="P84">M_DATE = meeting date</text:p>
                    </text:list-item>
                    <text:list-item>
                      <text:p text:style-name="P110"><text:span text:style-name="T42">T_CA_ = Table, Cleaning Assignments</text:span><text:span text:style-name="T35"> </text:span><text:span text:style-name="T36">DONE 20180818</text:span></text:p>
                    </text:list-item>
                  </text:list>
                </text:list-item>
                <text:list-item>
                  <text:p text:style-name="P109"><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11"><text:span text:style-name="T42">B) </text:span><text:span text:style-name="T43">Copy and paste the cleaning table into a text document, and manually ensure that &gt; 1 space occurs between each column separator</text:span><text:span text:style-name="T34"> (that’s how I will parse it in Python—I’ll look for &gt;=2 spaces to indicate column separation).</text:span></text:p>
                  <text:list>
                    <text:list-item>
                      <text:p text:style-name="P112"><text:span text:style-name="T33">M</text:span><text:span text:style-name="T32">y script will then have to generate 1 new row in the table for each row I paste into the document.</text:span></text:p>
                    </text:list-item>
                  </text:list>
                </text:list-item>
                <text:list-item>
                  <text:p text:style-name="P110"><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13"><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14"><text:span text:style-name="T15">D</text:span><text:span text:style-name="T14">one!</text:span></text:p>
                </text:list-item>
              </text:list>
            </text:list-item>
          </text:list>
        </text:list-item>
      </text:list>
      <text:list xml:id="list104545414561748" text:continue-list="list104544862488351" text:style-name="L1">
        <text:list-item>
          <text:p text:style-name="P20">20180820:</text:p>
        </text:list-item>
      </text:list>
      <text:list xml:id="list1870479573" text:style-name="L5">
        <text:list-item>
          <text:list>
            <text:list-item>
              <text:p text:style-name="P85">NEXT: Write a hymn_num_2_name.py script to read in the nicely-formatted hymns from “hymns_of_the_Church_of_Jesus_Christ_of_Latter-day_Saints_formatted.txt”, store the hymns in a nice list, and allow easy retrieval of them! <text:span text:style-name="T38"><text:s/></text:span><text:span text:style-name="T39">DONE 20180821</text:span></text:p>
            </text:list-item>
            <text:list-item>
              <text:p text:style-name="P21">Then do the text document above, and continue doing the above.</text:p>
            </text:list-item>
          </text:list>
        </text:list-item>
      </text:list>
      <text:list xml:id="list104544471567407" text:continue-list="list104545414561748" text:style-name="L1">
        <text:list-item>
          <text:p text:style-name="P35">20180821:</text:p>
        </text:list-item>
      </text:list>
      <text:list xml:id="list349995892" text:style-name="L6">
        <text:list-item>
          <text:list>
            <text:list-item>
              <text:p text:style-name="P36"><text:span text:style-name="T45">See #1 just above: now that it’s done in a manner properly using hymns_list as a global variable, consider converting the file into a proper class instead, to encapsulate the whole thing in a class. </text:span><text:span text:style-name="T44">(Note: this would be more as a learning exercise than as an actual need, however, as imply importing the module hymn_num_2_name.py would already encapsulate the global variable and defined methods therein as it is)</text:span><text:span text:style-name="T45">.</text:span><text:span text:style-name="T50"> </text:span><text:span text:style-name="T51">DONE 20180821! THIS WAS A GREAT CHANGE; MUCH CLEANER &amp; BETTER! :)</text:span></text:p>
            </text:list-item>
            <text:list-item>
              <text:p text:style-name="P22"><text:span text:style-name="T49">N</text:span>EXT:</text:p>
              <text:list>
                <text:list-item>
                  <text:p text:style-name="P86">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7">Go to #6 above. Steps:</text:p>
                  <text:list>
                    <text:list-item>
                      <text:p text:style-name="P91"><text:soft-page-break/>Uncompress .odt file</text:p>
                      <text:list>
                        <text:list-item>
                          <text:p text:style-name="P37"><text:a xlink:type="simple" xlink:href="https://stackoverflow.com/questions/3451111/unzipping-files-in-python" text:style-name="Internet_20_link" text:visited-style-name="Visited_20_Internet_20_Link"><text:span text:style-name="T46">https://stackoverflow.com/questions/3451111/unzipping-files-in-python</text:span></text:a></text:p>
                        </text:list-item>
                        <text:list-item>
                          <text:p text:style-name="P87">Pick back up in “bulletin_find_and_replace.py” line 47</text:p>
                        </text:list-item>
                      </text:list>
                    </text:list-item>
                    <text:list-item>
                      <text:p text:style-name="P91">Parse bulletin.txt input fields/field names</text:p>
                    </text:list-item>
                    <text:list-item>
                      <text:p text:style-name="P96">Open file inside the decompressed .odt file</text:p>
                    </text:list-item>
                    <text:list-item>
                      <text:p text:style-name="P41"><text:span text:style-name="T41">find and replace text inside it</text:span><text:span text:style-name="T62"> </text:span><text:span text:style-name="T63">DONE 20180825!</text:span></text:p>
                    </text:list-item>
                    <text:list-item>
                      <text:p text:style-name="P91">Recompress it</text:p>
                    </text:list-item>
                    <text:list-item>
                      <text:p text:style-name="P91"><text:span text:style-name="T71">Automatically o</text:span>pen it in LibreOffice</text:p>
                    </text:list-item>
                    <text:list-item>
                      <text:p text:style-name="P97">Go back and script the “Special Fields” too.</text:p>
                    </text:list-item>
                    <text:list-item>
                      <text:p text:style-name="P42">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04546202324618" text:continue-list="list104544471567407" text:style-name="L1">
        <text:list-item>
          <text:p text:style-name="P70">20180822:</text:p>
          <text:list>
            <text:list-item>
              <text:p text:style-name="P88">Pick back up with 3.1 above on the train!</text:p>
            </text:list-item>
            <text:list-item>
              <text:p text:style-name="P71">TOMORROW:</text:p>
            </text:list-item>
          </text:list>
        </text:list-item>
      </text:list>
      <text:list xml:id="list26202597" text:style-name="L7">
        <text:list-item>
          <text:list>
            <text:list-item>
              <text:list>
                <text:list-item>
                  <text:p text:style-name="P72"><text:span text:style-name="T41">Commit the public code to Github as a new repo called “LibreBulletin”, “A bulletin for Sunday meetings of the Church of Jesus Christ of Latter-day Saints”,</text:span> <text:span text:style-name="T41">with automated/scripted text replacement and hymn name lookup.”</text:span></text:p>
                  <text:list>
                    <text:list-item>
                      <text:p text:style-name="P89">...which allows automatic textual replacement of “fields” within the document via Python scripting and reading from text input files.</text:p>
                    </text:list-item>
                  </text:list>
                </text:list-item>
                <text:list-item>
                  <text:p text:style-name="P73"><text:span text:style-name="T41">Once you commit it, verify: does it look back and give me credit for all of the days I did commits in this repo?</text:span><text:span text:style-name="T50"> </text:span><text:span text:style-name="T52">YES! </text:span><text:span text:style-name="T41">Or does it just give me credit for the one day I submitted it to Github? </text:span><text:span text:style-name="T47">I’m curious how that works.</text:span></text:p>
                </text:list-item>
                <text:list-item>
                  <text:p text:style-name="P74">Pick back up on <text:span text:style-name="T55">the find and replace inside the extracted zip file above… (20180821, 2.3.3 and 2.3.4).</text:span></text:p>
                </text:list-item>
              </text:list>
            </text:list-item>
          </text:list>
        </text:list-item>
      </text:list>
      <text:list xml:id="list104544370877727" text:continue-list="list104546202324618" text:style-name="L1">
        <text:list-item>
          <text:p text:style-name="P78">20180823:</text:p>
        </text:list-item>
      </text:list>
      <text:list xml:id="list1557347723" text:style-name="L8">
        <text:list-item>
          <text:list>
            <text:list-item>
              <text:p text:style-name="P75">Extra features to consider/add:</text:p>
              <text:list>
                <text:list-item>
                  <text:p text:style-name="P75">log files</text:p>
                  <text:list>
                    <text:list-item>
                      <text:p text:style-name="P75">have field_name/field_value/# replacements made type info logged each time you run the script.</text:p>
                    </text:list-item>
                    <text:list-item>
                      <text:p text:style-name="P75">Store the log files into a “logs” folder <text:span text:style-name="T20">in the same dir as the bulletin input text file containing the fields</text:span>. </text:p>
                    </text:list-item>
                    <text:list-item>
                      <text:p text:style-name="P75">Name the log files year month day of the day they were created. Ex: “20180823.log”</text:p>
                    </text:list-item>
                    <text:list-item>
                      <text:p text:style-name="P75">Append all new logs to the current log file, but only if the log file is &lt; 10000 lines (make this a parameter in config.py). Once the log file is &gt;= 10000 lines, create a new log file.</text:p>
                    </text:list-item>
                    <text:list-item>
                      <text:p text:style-name="P75">Separate log entries with a long horizontal bar of “====”, followed by the exact date and time of running the script, and the names/paths of the input files, output files, etc.</text:p>
                    </text:list-item>
                  </text:list>
                </text:list-item>
              </text:list>
            </text:list-item>
          </text:list>
        </text:list-item>
      </text:list>
      <text:list xml:id="list503633771" text:style-name="L9">
        <text:list-item>
          <text:list>
            <text:list-item>
              <text:list>
                <text:list-item>
                  <text:p text:style-name="P76">Add a “config.py” file to contain shared configuration data, which may include project version #, input/output paths, max log size (in # lines) = 10000, etc.</text:p>
                </text:list-item>
                <text:list-item>
                  <text:p text:style-name="P77">Add configuration control fields as input <text:span text:style-name="T65">variables</text:span><text:span text:style-name="T68"> (config.whatever), rather than FIELDS, to the script. Ex:</text:span></text:p>
                  <text:list>
                    <text:list-item>
                      <text:p text:style-name="P98">`config.fastSunday = True` will modify the bulletin to use the fastSunday version of it instead.</text:p>
                    </text:list-item>
                  </text:list>
                </text:list-item>
                <text:list-item>
                  <text:p text:style-name="P69"><text:span text:style-name="T6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8">DON’T DO THESE MANUAL FIXES BY EDITING THE XML FILE, THEY DO THEM IN LIBREOFFICE WRITER MANUALLY WITH THE “</text:span><text:span text:style-name="T69">Clone formatting”</text:span><text:span text:style-name="T68">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99">Document this “FUTURE WORK” note into the project readme!</text:p>
                </text:list-item>
              </text:list>
            </text:list-item>
            <text:list-item>
              <text:p text:style-name="P90">Update the license info in the project.</text:p>
              <text:list>
                <text:list-item>
                  <text:p text:style-name="P90">Code should be LGPL</text:p>
                </text:list-item>
                <text:list-item>
                  <text:p text:style-name="P90">.odt docs should be CC By SA or something</text:p>
                </text:list-item>
              </text:list>
            </text:list-item>
            <text:list-item>
              <text:p text:style-name="P24">NEXT (ON THE TRAIN, THEN AT HOME):</text:p>
              <text:list>
                <text:list-item>
                  <text:p text:style-name="P44"><text:span text:style-name="T56">Do </text:span><text:span text:style-name="T57">the actual find/replace in the .odt doc! See 20180821 #2.3.3-4 above!</text:span></text:p>
                </text:list-item>
                <text:list-item>
                  <text:p text:style-name="P45"><text:span text:style-name="T57">T</text:span><text:span text:style-name="T56">ODO:</text:span></text:p>
                  <text:list>
                    <text:list-item>
                      <text:p text:style-name="P92">Bug fix! I need to copy and reverse sort the field list in order to replace longer strings first. Ex: `self.fields.sort(reverse = True)`</text:p>
                      <text:list>
                        <text:list-item>
                          <text:p text:style-name="P38"><text:span text:style-name="T41">To copy: </text:span><text:a xlink:type="simple" xlink:href="https://stackoverflow.com/questions/2612802/how-to-clone-or-copy-a-list" text:style-name="Internet_20_link" text:visited-style-name="Visited_20_Internet_20_Link"><text:span text:style-name="T41">https://stackoverflow.com/questions/2612802/how-to-clone-or-copy-a-list</text:span></text:a><text:span text:style-name="T41"> </text:span></text:p>
                          <text:list>
                            <text:list-item>
                              <text:p text:style-name="P100">newlist = oldlist.copy()</text:p>
                            </text:list-item>
                            <text:list-item>
                              <text:p text:style-name="P100">newlist.sort(reverse = True)</text:p>
                            </text:list-item>
                          </text:list>
                        </text:list-item>
                        <text:list-item>
                          <text:p text:style-name="P92">Consider the following fields &amp; values:</text:p>
                          <text:list>
                            <text:list-item>
                              <text:p text:style-name="P92">AAA: hello</text:p>
                            </text:list-item>
                            <text:list-item>
                              <text:p text:style-name="P92">AA: goodbye</text:p>
                            </text:list-item>
                            <text:list-item>
                              <text:p text:style-name="P92">A: kiss</text:p>
                            </text:list-item>
                          </text:list>
                        </text:list-item>
                        <text:list-item>
                          <text:p text:style-name="P9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01"><text:span text:style-name="T70">Work-around. Git commit my current changes, </text:span><text:span text:style-name="T26">minus</text:span><text:span text:style-name="T59"> the libreoffice template doc change. Then, </text:span><text:span text:style-name="T60">do a brief writeup and even video possibly on </text:span><text:span text:style-name="T27">how</text:span><text:span text:style-name="T6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4">looks</text:span><text:span text:style-name="T60"> identical in the .odt doc. Copy out the content.xml file </text:span><text:span text:style-name="T64">before</text:span><text:span text:style-name="T66"> fixing it. Run the script and save the output, then make the changes in the .odt document, then copy out the new content.xml file, and do a diff comparison of the two via meld in order to see the differences! </text:span><text:span text:style-name="T67">Note: view xml files in Chrome!</text:span></text:p>
                    </text:list-item>
                    <text:list-item>
                      <text:p text:style-name="P46">Then, get back on the path of development above.</text:p>
                    </text:list-item>
                  </text:list>
                </text:list-item>
              </text:list>
            </text:list-item>
          </text:list>
        </text:list-item>
      </text:list>
      <text:list xml:id="list104544654882488" text:continue-list="list104544370877727" text:style-name="L1">
        <text:list-item>
          <text:p text:style-name="P25">20180825:</text:p>
          <text:list>
            <text:list-item>
              <text:p text:style-name="P16">I've got the most very basic find and replace working now.</text:p>
            </text:list-item>
            <text:list-item>
              <text:p text:style-name="P43"><text:soft-page-break/>What's left before I'm done “<text:span text:style-name="T72">good enough”:</text:span></text:p>
            </text:list-item>
          </text:list>
        </text:list-item>
      </text:list>
      <text:list xml:id="list2299511754" text:style-name="L10">
        <text:list-item>
          <text:list>
            <text:list-item>
              <text:list>
                <text:list-item>
                  <text:p text:style-name="P39">Add log files</text:p>
                </text:list-item>
                <text:list-item>
                  <text:p text:style-name="P39">Improve output locations and tmp file location</text:p>
                </text:list-item>
                <text:list-item>
                  <text:p text:style-name="P93">Do hymn number replacements</text:p>
                </text:list-item>
                <text:list-item>
                  <text:p text:style-name="P93">Auto add date to front cover</text:p>
                </text:list-item>
                <text:list-item>
                  <text:p text:style-name="P39">Auto add new image from separate .odt file <text:span text:style-name="T72">containing nothing but an image, OR just from an image anywhere on your hard drive.</text:span></text:p>
                </text:list-item>
                <text:list-item>
                  <text:p text:style-name="P93">Add "Created with LibreBulletin <text:span text:style-name="T72">[&amp; </text:span>Link<text:span text:style-name="T72">]</text:span>" to bottom</text:p>
                </text:list-item>
                <text:list-item>
                  <text:p text:style-name="P39">Auto replace the cleaning assignments table, perhaps as a tabulated text block</text:p>
                </text:list-item>
                <text:list-item>
                  <text:p text:style-name="P102">Add Fast Sunday auto feature? <text:span text:style-name="T72">(ie: automatically deletes the right parts for Fast Sunday formatting?)</text:span></text:p>
                  <text:list>
                    <text:list-item>
                      <text:p text:style-name="P103">problem though: that means I’d have to manually update announcements in a new doc, which isn’t practical, so I’m probably better off just manually doing the minor formatting to put it in “Fast Sunday” form instead???? </text:p>
                    </text:list-item>
                    <text:list-item>
                      <text:p text:style-name="P94"><text:span text:style-name="T72">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95">YES! Do this. I just did a practice one manually and here’s how to accomplish it:</text:p>
                          <text:list>
                            <text:list-item>
                              <text:p text:style-name="P104">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04">&lt;text:p text:style-name="P57"&gt;SUPER_SECRET_START&lt;/text:p&gt;</text:p>
                                </text:list-item>
                                <text:list-item>
                                  <text:p text:style-name="P104">&lt;text:p text:style-name="P58"&gt;SUPER_SECRET_END&lt;/text:p&gt;</text:p>
                                </text:list-item>
                              </text:list>
                            </text:list-item>
                            <text:list-item>
                              <text:p text:style-name="P104">So, look for these strings in the XML file, except where “P57” and “P58” can be <text:span text:style-name="T24">any</text:span><text:span text:style-name="T61"> number, for example, and then just delete everything from START to END, and replace it with the format you’d like! Done!</text:span></text:p>
                            </text:list-item>
                          </text:list>
                        </text:list-item>
                      </text:list>
                    </text:list-item>
                  </text:list>
                </text:list-item>
                <text:list-item>
                  <text:p text:style-name="P93">Add config.py file.</text:p>
                </text:list-item>
                <text:list-item>
                  <text:p text:style-name="P47"/>
                </text:list-item>
              </text:list>
            </text:list-item>
          </text:list>
        </text:list-item>
      </text:list>
      <text:list xml:id="list104544861208869" text:continue-list="list104544654882488" text:style-name="L1">
        <text:list-item>
          <text:list>
            <text:list-item>
              <text:p text:style-name="P48">Notes/<text:span text:style-name="T74">todo</text:span>:</text:p>
              <text:list>
                <text:list-item>
                  <text:p text:style-name="P49">auto-close doc before running script –if easy</text:p>
                </text:list-item>
                <text:list-item>
                  <text:p text:style-name="P105">add announcement about JustServe.org to bulletin template </text:p>
                </text:list-item>
                <text:list-item>
                  <text:p text:style-name="P106">output error if hymn_number is too large <text:span text:style-name="T73">when getting hymn_name</text:span></text:p>
                </text:list-item>
                <text:list-item>
                  <text:p text:style-name="P107">fast sunday<text:span text:style-name="T30"> </text:span><text:span text:style-name="T40">DONE 20180826!</text:span></text:p>
                </text:list-item>
                <text:list-item>
                  <text:p text:style-name="P26">cover photo (from .odt OR .jpg/.png)</text:p>
                  <text:list>
                    <text:list-item>
                      <text:p text:style-name="P50"><text:span text:style-name="T56">To install Pillow: </text:span><text:a xlink:type="simple" xlink:href="https://stackoverflow.com/a/20061019/4561887" text:style-name="Internet_20_link" text:visited-style-name="Visited_20_Internet_20_Link"><text:span text:style-name="T56">https://stackoverflow.com/a/20061019/4561887</text:span></text:a></text:p>
                      <text:list>
                        <text:list-item>
                          <text:p text:style-name="P27">`python3 -m pip install Pillow`</text:p>
                        </text:list-item>
                      </text:list>
                    </text:list-item>
                    <text:list-item>
                      <text:p text:style-name="P51"><text:span text:style-name="T58">Then, t</text:span><text:span text:style-name="T56">o convert from .jpg to .png: </text:span><text:a xlink:type="simple" xlink:href="https://stackoverflow.com/a/10759132/4561887" text:style-name="Internet_20_link" text:visited-style-name="Visited_20_Internet_20_Link"><text:span text:style-name="T56">https://stackoverflow.com/a/10759132/4561887</text:span></text:a><text:span text:style-name="T56">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2">cleaning assignments table</text:p>
                  <text:list>
                    <text:list-item>
                      <text:p text:style-name="P29">Automate the deletion of rows which are for BEFORE any given Sunday too. Ie: auto-delete old entries</text:p>
                    </text:list-item>
                  </text:list>
                </text:list-item>
                <text:list-item>
                  <text:p text:style-name="P53">log</text:p>
                </text:list-item>
              </text:list>
            </text:list-item>
            <text:list-item>
              <text:p text:style-name="P54">Just did to main template <text:span text:style-name="T75">20180825-2043hrs:</text:span></text:p>
              <text:list>
                <text:list-item>
                  <text:p text:style-name="P108"><text:soft-page-break/>anchor image to page instead of paragraph</text:p>
                </text:list-item>
                <text:list-item>
                  <text:p text:style-name="P55"><text:span text:style-name="T48">UN</text:span><text:span text:style-name="T41">check box for “Keep ratio” inside image properties (right click --&gt; Properties --&gt; “Type” tab --&gt; </text:span><text:span text:style-name="T48">UNc</text:span><text:span text:style-name="T41">heck box for “Keep ratio” under the “Size” section)</text:span></text:p>
                </text:list-item>
              </text:list>
            </text:list-item>
          </text:list>
        </text:list-item>
        <text:list-item>
          <text:p text:style-name="P56">20180826:</text:p>
          <text:list>
            <text:list-item>
              <text:p text:style-name="P56">Add to script:</text:p>
              <text:list>
                <text:list-item>
                  <text:p text:style-name="P56">Automatically replace 1st, and 2nd with their Unicode counterparts which make st and nd superscripted.</text:p>
                </text:list-item>
                <text:list-item>
                  <text:p text:style-name="P56">To config.py, delineate top section as "User Parameters" and bottom section as "Programmer Parameters (not intended to be changed by user)".</text:p>
                </text:list-item>
                <text:list-item>
                  <text:p text:style-name="P56">In programmer parameters, include the version number as "VERSION = 0.1.0" or whatever.</text:p>
                </text:list-item>
                <text:list-item>
                  <text:p text:style-name="P56">Add a "# Changelog" section to the readme too, and reference semver, just like I do in <text:span text:style-name="T76">other readmes I’ve made</text:span>.</text:p>
                </text:list-item>
              </text:list>
            </text:list-item>
          </text:list>
        </text:list-item>
        <text:list-item>
          <text:p text:style-name="P30">20180827:</text:p>
          <text:list>
            <text:list-item>
              <text:p text:style-name="P30">NEED TO DO:</text:p>
            </text:list-item>
          </text:list>
        </text:list-item>
      </text:list>
      <text:list xml:id="list3338395449" text:style-name="L11">
        <text:list-item>
          <text:list>
            <text:list-item>
              <text:list>
                <text:list-item>
                  <text:p text:style-name="P31">Automatic image converting, importing, &amp; scaling, for the front-cover image! </text:p>
                  <text:list>
                    <text:list-item>
                      <text:p text:style-name="P32">See some of the green highlighting just above, as well as other, previous notes above.</text:p>
                    </text:list-item>
                  </text:list>
                </text:list-item>
                <text:list-item>
                  <text:p text:style-name="P33">Automatic table importing of .csv data for cleaning assignments.</text:p>
                  <text:list>
                    <text:list-item>
                      <text:p text:style-name="P33">Handle all of the dates and stuff automatically too!</text:p>
                    </text:list-item>
                    <text:list-item>
                      <text:p text:style-name="P33">Auto-count the #rows in the table too, to determine how many replacements and things to do….</text:p>
                      <text:list>
                        <text:list-item>
                          <text:p text:style-name="P34">Actually, just keep replacing while destination fields exist and source fields exist.</text:p>
                        </text:list-item>
                      </text:list>
                    </text:list-item>
                  </text:list>
                </text:list-item>
                <text:list-item>
                  <text:p text:style-name="P40">NEXT (on train, then at home):</text:p>
                  <text:list>
                    <text:list-item>
                      <text:p text:style-name="P40">determine the image file type from the extension, convert the new image to this file type, &amp; do the file replacement</text:p>
                    </text:list-item>
                    <text:list-item>
                      <text:p text:style-name="P40">scale the image via the content.xml file</text:p>
                    </text:list-item>
                  </text:list>
                </text:list-item>
              </text:list>
            </text:list-item>
          </text:list>
        </text:list-item>
      </text:list>
      <text:list xml:id="list104546214879531" text:continue-list="list104544861208869" text:style-name="L1">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7</text:page-number>/<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7T10:45:44.096812895</dc:date>
    <meta:editing-duration>P3DT7H54M45S</meta:editing-duration>
    <meta:editing-cycles>127</meta:editing-cycles>
    <meta:generator>LibreOffice/6.1.0.3$Linux_X86_64 LibreOffice_project/efb621ed25068d70781dc026f7e9c5187a4decd1</meta:generator>
    <meta:document-statistic meta:table-count="0" meta:image-count="0" meta:object-count="0" meta:page-count="7" meta:paragraph-count="180" meta:word-count="2421" meta:character-count="13818" meta:non-whitespace-character-count="11728"/>
  </office:meta>
</office:document-meta>
</file>